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ælles</text:p>
          </table:table-cell>
          <table:table-cell table:number-columns-repeated="3"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]+1" office:value-type="float" office:value="2" calcext:value-type="float">
            <text:p>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101b +</text:p>
          </table:table-cell>
          <table:table-cell table:number-columns-repeated="2"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]+1" office:value-type="float" office:value="3" calcext:value-type="float">
            <text:p>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101b -</text:p>
          </table:table-cell>
          <table:table-cell table:number-columns-repeated="2"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]+1" office:value-type="float" office:value="4" calcext:value-type="float">
            <text:p>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102b +</text:p>
          </table:table-cell>
          <table:table-cell table:number-columns-repeated="2"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4]+1" office:value-type="float" office:value="5" calcext:value-type="float">
            <text:p>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102b -</text:p>
          </table:table-cell>
          <table:table-cell table:number-columns-repeated="2"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5]+1" office:value-type="float" office:value="6" calcext:value-type="float">
            <text:p>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104b +</text:p>
          </table:table-cell>
          <table:table-cell table:number-columns-repeated="2"/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6]+1" office:value-type="float" office:value="7" calcext:value-type="float">
            <text:p>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104b 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lå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7]+1" office:value-type="float" office:value="8" calcext:value-type="float">
            <text:p>8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105b 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8]+1" office:value-type="float" office:value="9" calcext:value-type="float">
            <text:p>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105b 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1]+1" office:value-type="float" office:value="12" calcext:value-type="float">
            <text:p>1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1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2]+1" office:value-type="float" office:value="13" calcext:value-type="float">
            <text:p>1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2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3]+1" office:value-type="float" office:value="14" calcext:value-type="float">
            <text:p>1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4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4]+1" office:value-type="float" office:value="15" calcext:value-type="float">
            <text:p>1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105a/b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5]+1" office:value-type="float" office:value="16" calcext:value-type="float">
            <text:p>1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lå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18]+1" office:value-type="float" office:value="19" calcext:value-type="float">
            <text:p>1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sort/hvid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lå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19]+1" office:value-type="float" office:value="20" calcext:value-type="float">
            <text:p>2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rø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rø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0]+1" office:value-type="float" office:value="21" calcext:value-type="float">
            <text:p>2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å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1]+1" office:value-type="float" office:value="22" calcext:value-type="float">
            <text:p>2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2]+1" office:value-type="float" office:value="23" calcext:value-type="float">
            <text:p>2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A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3]+1" office:value-type="float" office:value="24" calcext:value-type="float">
            <text:p>2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rå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4]+1" office:value-type="float" office:value="25" calcext:value-type="float">
            <text:p>2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ul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5]+1" office:value-type="float" office:value="26" calcext:value-type="float">
            <text:p>2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6]+1" office:value-type="float" office:value="27" calcext:value-type="float">
            <text:p>2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C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/>
          <table:table-cell table:style-name="Default"/>
          <table:table-cell office:value-type="string" calcext:value-type="string">
            <text:p>A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ø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ø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28]+1" office:value-type="float" office:value="29" calcext:value-type="float">
            <text:p>2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E1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sor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29]+1" office:value-type="float" office:value="30" calcext:value-type="float">
            <text:p>3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E3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bl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brun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0]+1" office:value-type="float" office:value="31" calcext:value-type="float">
            <text:p>3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F2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hvid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[.G31]+1" office:value-type="float" office:value="32" calcext:value-type="float">
            <text:p>3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F3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gr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n bundt</text:p>
          </table:table-cell>
          <table:table-cell/>
          <table:table-cell table:style-name="Default"/>
          <table:table-cell office:value-type="string" calcext:value-type="string">
            <text:p>A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n bundt</text:p>
          </table:table-cell>
          <table:table-cell office:value-type="string" calcext:value-type="string">
            <text:p>grå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[.G33]+1" office:value-type="float" office:value="34" calcext:value-type="float">
            <text:p>3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hvi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4]+1" office:value-type="float" office:value="35" calcext:value-type="float">
            <text:p>3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blå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5]+1" office:value-type="float" office:value="36" calcext:value-type="float">
            <text:p>3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office:value-type="string" calcext:value-type="string">
            <text:p>h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6]+1" office:value-type="float" office:value="37" calcext:value-type="float">
            <text:p>3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G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7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8]+1" office:value-type="float" office:value="39" calcext:value-type="float">
            <text:p>3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39]+1" office:value-type="float" office:value="40" calcext:value-type="float">
            <text:p>4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rød</text:p>
          </table:table-cell>
          <table:table-cell/>
          <table:table-cell office:value-type="string" calcext:value-type="string">
            <text:p>grø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0]+1" office:value-type="float" office:value="41" calcext:value-type="float">
            <text:p>4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ul</text:p>
          </table:table-cell>
          <table:table-cell/>
          <table:table-cell office:value-type="string" calcext:value-type="string">
            <text:p>rø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1]+1" office:value-type="float" office:value="42" calcext:value-type="float">
            <text:p>4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g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2]+1" office:value-type="float" office:value="43" calcext:value-type="float">
            <text:p>4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al J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nde grø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3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4]+1" office:value-type="float" office:value="45" calcext:value-type="float">
            <text:p>4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1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5]+1" office:value-type="float" office:value="46" calcext:value-type="float">
            <text:p>4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1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6]+1" office:value-type="float" office:value="47" calcext:value-type="float">
            <text:p>47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2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7]+1" office:value-type="float" office:value="48" calcext:value-type="float">
            <text:p>48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2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rø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8]+1" office:value-type="float" office:value="49" calcext:value-type="float">
            <text:p>49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3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49]+1" office:value-type="float" office:value="50" calcext:value-type="float">
            <text:p>50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por 3</text:p>
          </table:table-cell>
          <table:table-cell office:value-type="string" calcext:value-type="string">
            <text:p>grø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å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0]+1" office:value-type="float" office:value="51" calcext:value-type="float">
            <text:p>51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f Ng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1]+1" office:value-type="float" office:value="52" calcext:value-type="float">
            <text:p>52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m Ng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2]+1" office:value-type="float" office:value="53" calcext:value-type="float">
            <text:p>53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3]+1" office:value-type="float" office:value="54" calcext:value-type="float">
            <text:p>54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Sign An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4]+1" office:value-type="float" office:value="55" calcext:value-type="float">
            <text:p>55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m Od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ø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å bund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G55]+1" office:value-type="float" office:value="56" calcext:value-type="float">
            <text:p>56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ødop f Od</text:p>
          </table:table-cell>
          <table:table-cell office:value-type="string" calcext:value-type="string">
            <text:p>rø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å</text:p>
          </table:table-cell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8:16:03.234067507</meta:creation-date>
    <dc:date>2024-02-15T10:11:00.986609397</dc:date>
    <meta:editing-duration>PT1H2M40S</meta:editing-duration>
    <meta:editing-cycles>14</meta:editing-cycles>
    <meta:generator>LibreOffice/7.3.7.2$Linux_X86_64 LibreOffice_project/30$Build-2</meta:generator>
    <meta:document-statistic meta:table-count="1" meta:cell-count="493" meta:object-count="0"/>
  </office:meta>
</office:document-meta>
</file>